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d91b4" style:font-weight-asian="bold" style:font-weight-complex="bold"/>
    </style:style>
    <style:style style:name="P2" style:family="paragraph" style:parent-style-name="Standard">
      <style:text-properties fo:font-weight="bold" officeooo:paragraph-rsid="001e2dd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1b9c8d" officeooo:paragraph-rsid="001b9c8d" style:font-weight-asian="bold" style:font-weight-complex="bold"/>
    </style:style>
    <style:style style:name="P5" style:family="paragraph" style:parent-style-name="Standard">
      <style:text-properties style:font-name="Arial" style:text-underline-style="none" fo:font-weight="normal" officeooo:rsid="001b9c8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1b9c8d" officeooo:paragraph-rsid="001b9c8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1b9c8d" officeooo:paragraph-rsid="001e2dd1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officeooo:rsid="001b9c8d" officeooo:paragraph-rsid="002098cc" style:font-weight-asian="normal" style:font-weight-complex="normal"/>
    </style:style>
    <style:style style:name="P9" style:family="paragraph" style:parent-style-name="Standard" style:list-style-name="L1">
      <style:text-properties style:font-name="Arial" style:text-underline-style="none" fo:font-weight="normal" officeooo:rsid="001b9c8d" officeooo:paragraph-rsid="001b9c8d" style:font-weight-asian="normal" style:font-weight-complex="normal"/>
    </style:style>
    <style:style style:name="P10" style:family="paragraph" style:parent-style-name="Standard" style:list-style-name="L2">
      <style:text-properties style:font-name="Arial" style:text-underline-style="none" fo:font-weight="normal" officeooo:rsid="001b9c8d" officeooo:paragraph-rsid="001b9c8d" style:font-weight-asian="normal" style:font-weight-complex="normal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style:text-underline-style="none" fo:font-weight="bold" officeooo:rsid="001b9c8d" officeooo:paragraph-rsid="001b9c8d" style:font-weight-asian="bold" style:font-weight-complex="bold"/>
    </style:style>
    <style:style style:name="P13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fo:font-weight="normal" officeooo:rsid="001b9c8d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21e5bf" style:font-weight-asian="normal" style:font-weight-complex="normal"/>
    </style:style>
    <style:style style:name="T5" style:family="text">
      <style:text-properties style:font-name="Arial" style:text-underline-style="none" fo:font-weight="bold" officeooo:rsid="001b9c8d" style:font-weight-asian="bold" style:font-weight-complex="bold"/>
    </style:style>
    <style:style style:name="T6" style:family="text">
      <style:text-properties style:font-name="Arial" style:text-underline-style="none" fo:font-weight="normal" officeooo:rsid="001b9c8d" style:font-weight-asian="normal" style:font-weight-complex="normal"/>
    </style:style>
    <style:style style:name="T7" style:family="text">
      <style:text-properties style:font-name="Arial" style:text-underline-style="none" fo:font-weight="normal" officeooo:rsid="002098cc" style:font-weight-asian="normal" style:font-weight-complex="normal"/>
    </style:style>
    <style:style style:name="T8" style:family="text">
      <style:text-properties style:font-name="Arial" style:text-underline-style="none" fo:font-weight="normal" officeooo:rsid="0021e5bf" style:font-weight-asian="normal" style:font-weight-complex="normal"/>
    </style:style>
    <style:style style:name="T9" style:family="text">
      <style:text-properties style:font-name="Arial" style:text-underline-style="none" officeooo:rsid="001b9c8d"/>
    </style:style>
    <style:style style:name="T10" style:family="text">
      <style:text-properties style:font-name="Arial" style:text-underline-style="none" officeooo:rsid="002098cc"/>
    </style:style>
    <style:style style:name="T11" style:family="text">
      <style:text-properties style:font-name="Arial" style:text-underline-style="none" officeooo:rsid="0021e5bf"/>
    </style:style>
    <style:style style:name="T12" style:family="text">
      <style:text-properties style:font-name="Arial" fo:font-size="15pt" style:text-underline-style="solid" style:text-underline-width="auto" style:text-underline-color="font-color" officeooo:rsid="001b9c8d" style:font-size-asian="15pt" style:font-size-complex="15pt"/>
    </style:style>
    <style:style style:name="T13" style:family="text">
      <style:text-properties style:font-name="Arial" fo:font-size="15pt" style:text-underline-style="solid" style:text-underline-width="auto" style:text-underline-color="font-color" officeooo:rsid="001acd50" style:font-size-asian="15pt" style:font-size-complex="15pt"/>
    </style:style>
    <style:style style:name="T14" style:family="text">
      <style:text-properties style:font-name="Arial" fo:font-size="15pt" style:text-underline-style="solid" style:text-underline-width="auto" style:text-underline-color="font-color" officeooo:rsid="0021af4f" style:font-size-asian="15pt" style:font-size-complex="15pt"/>
    </style:style>
    <style:style style:name="T15" style:family="text">
      <style:text-properties style:font-name="Arial" fo:font-style="italic" style:text-underline-style="none" officeooo:rsid="002098cc" style:font-style-asian="italic" style:font-style-complex="italic"/>
    </style:style>
    <style:style style:name="T16" style:family="text">
      <style:text-properties style:font-name="Arial" fo:font-style="italic" style:text-underline-style="none" fo:font-weight="normal" officeooo:rsid="002098cc" style:font-style-asian="italic" style:font-weight-asian="normal" style:font-style-complex="italic" style:font-weight-complex="normal"/>
    </style:style>
    <style:style style:name="T17" style:family="text">
      <style:text-properties style:font-name="Arial" fo:font-style="italic" style:text-underline-style="none" fo:font-weight="normal" officeooo:rsid="00213598" style:font-style-asian="italic" style:font-weight-asian="normal" style:font-style-complex="italic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1e5bf"/>
    </style:style>
    <style:style style:name="T20" style:family="text">
      <style:text-properties officeooo:rsid="002098cc"/>
    </style:style>
    <style:style style:name="T21" style:family="text">
      <style:text-properties fo:font-style="italic" officeooo:rsid="002098cc" style:font-style-asian="italic" style:font-style-complex="italic"/>
    </style:style>
    <style:style style:name="T22" style:family="text">
      <style:text-properties fo:font-style="italic" officeooo:rsid="00213598" style:font-style-asian="italic" style:font-style-complex="italic"/>
    </style:style>
    <style:style style:name="T23" style:family="text">
      <style:text-properties fo:font-style="italic" fo:font-weight="bold" officeooo:rsid="002098cc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1e5bf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officeooo:rsid="0021e5bf" style:font-style-asian="italic" style:font-weight-asian="normal" style:font-style-complex="italic" style:font-weight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officeooo:rsid="0021e5bf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098cc" style:font-weight-asian="bold" style:font-weight-complex="bold"/>
    </style:style>
    <style:style style:name="T30" style:family="text">
      <style:text-properties officeooo:rsid="0021e5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Crear</text:span><text:span text:style-name="T13"> </text:span><text:span text:style-name="T14">p</text:span><text:span text:style-name="T13">royecto:</text:span></text:p>
      <text:p text:style-name="P4"/>
      <text:p text:style-name="P6">-<text:span text:style-name="T18">Actores:</text:span></text:p>
      <text:list xml:id="list1107283586053684626" text:style-name="L1">
        <text:list-item>
          <text:p text:style-name="P9">Administrador <text:span text:style-name="T20">(primario)</text:span>.</text:p>
        </text:list-item>
      </text:list>
      <text:p text:style-name="P4"/>
      <text:p text:style-name="P6">-<text:span text:style-name="T18">Pre-condiciones:</text:span></text:p>
      <text:list xml:id="list586621324606282794" text:style-name="L2">
        <text:list-item>
          <text:p text:style-name="P10">Administrador ya ha iniciado <text:span text:style-name="T30">sesión.</text:span></text:p>
        </text:list-item>
      </text:list>
      <text:p text:style-name="P6"/>
      <text:p text:style-name="P6">-<text:span text:style-name="T26">Curso normal:</text:span></text:p>
      <text:list xml:id="list7204797128083233582" text:style-name="L3">
        <text:list-item>
          <text:p text:style-name="P12"><text:span text:style-name="T1">Administrador </text:span><text:span text:style-name="T3">selecciona opción para crear proyecto.</text:span></text:p>
        </text:list-item>
        <text:list-item>
          <text:p text:style-name="P12"><text:span text:style-name="T1">Administrador </text:span><text:span text:style-name="T3">ingresa nombre</text:span><text:span text:style-name="T4"> y descripción</text:span><text:span text:style-name="T3"> de proyecto.</text:span></text:p>
        </text:list-item>
        <text:list-item>
          <text:p text:style-name="P11"><text:span text:style-name="T5">Administrador</text:span><text:span text:style-name="T6"> envía datos al </text:span><text:span text:style-name="T2">sistema</text:span><text:span text:style-name="T5">. <text:s/></text:span></text:p>
        </text:list-item>
        <text:list-item>
          <text:p text:style-name="P13"><text:span text:style-name="T2">Sistema</text:span><text:span text:style-name="T9"> </text:span><text:span text:style-name="T6">verifica datos del proyecto</text:span></text:p>
        </text:list-item>
        <text:list-item>
          <text:p text:style-name="P13"><text:span text:style-name="T2">Sistema</text:span><text:span text:style-name="T9"> </text:span><text:span text:style-name="T6">crea proyecto y carga datos.</text:span></text:p>
        </text:list-item>
        <text:list-item>
          <text:p text:style-name="P13"><text:span text:style-name="T2">Sistema</text:span><text:span text:style-name="T9"> </text:span><text:span text:style-name="T8">carga a pagina de proyecto creado y </text:span><text:span text:style-name="T6">notifica al </text:span><text:span text:style-name="T10">a</text:span><text:span text:style-name="T9">dministrador</text:span><text:span text:style-name="T6"> que la creación fue exitosa.</text:span></text:p>
        </text:list-item>
      </text:list>
      <text:p text:style-name="P5"/>
      <text:p text:style-name="P5">-<text:span text:style-name="T19">Curso</text:span><text:span text:style-name="T18"> alternativo:</text:span></text:p>
      <text:p text:style-name="P5"><text:tab/>5.a. Ya existe proyecto con el nombre ingresado.</text:p>
      <text:p text:style-name="P1"><text:span text:style-name="T6"><text:tab/><text:tab/>5.a.1. </text:span><text:span text:style-name="T2">Sistema</text:span><text:span text:style-name="T9"> </text:span><text:span text:style-name="T6">notifica al </text:span><text:span text:style-name="T10">a</text:span><text:span text:style-name="T9">dministrador.</text:span></text:p>
      <text:p text:style-name="P1"><text:span text:style-name="T9"><text:tab/><text:tab/></text:span><text:span text:style-name="T6">5.a.2. </text:span><text:span text:style-name="T2">Sistema</text:span><text:span text:style-name="T9"> </text:span><text:span text:style-name="T6">retorna al formulario.</text:span></text:p>
      <text:p text:style-name="P2"><text:span text:style-name="T6"><text:tab/><text:tab/>5.a.3. </text:span><text:span text:style-name="T9">Administrador </text:span><text:span text:style-name="T6">cambia nombre y datos que </text:span><text:span text:style-name="T7">crea</text:span><text:span text:style-name="T6"> necesarios.</text:span></text:p>
      <text:p text:style-name="P2"><text:span text:style-name="T6"><text:tab/><text:tab/><text:tab/></text:span><text:span text:style-name="T15">Administrador </text:span><text:span text:style-name="T16">vuelve a</text:span><text:span text:style-name="T17">l</text:span><text:span text:style-name="T16"> paso 4 del curso normal.</text:span></text:p>
      <text:p text:style-name="P2"><text:span text:style-name="T6"><text:tab/><text:tab/><text:tab/>5.a.3.a </text:span><text:span text:style-name="T9">Administrador </text:span><text:span text:style-name="T6">cancela creación del proyecto.</text:span></text:p>
      <text:p text:style-name="P7"><text:tab/>5.b. El campo de algún de dato no fue ingresado correctamente.</text:p>
      <text:p text:style-name="P7"><text:tab/><text:tab/>5.b.1. Sistema retorna al formulario <text:span text:style-name="T30">y señala campos a corregir</text:span>.</text:p>
      <text:p text:style-name="P7"><text:tab/><text:tab/>5.b.<text:span text:style-name="T30">2</text:span>. <text:span text:style-name="T28">Admin</text:span><text:span text:style-name="T29">istrador</text:span> ingresa datos correctos.</text:p>
      <text:p text:style-name="P8"><text:tab/><text:tab/><text:tab/><text:span text:style-name="T19">Sistema</text:span><text:span text:style-name="T23"> </text:span><text:span text:style-name="T27">va</text:span><text:span text:style-name="T21"> a</text:span><text:span text:style-name="T22">l </text:span><text:span text:style-name="T21">paso 4 del curso norm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11-06T18:20:37.824845867</dc:date>
    <meta:editing-duration>PT22M5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143" meta:character-count="983" meta:non-whitespace-character-count="848"/>
  </office:meta>
</office:document-meta>
</file>